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59B067B87C52C7A4.png" manifest:media-type="image/png"/>
  <manifest:file-entry manifest:full-path="Pictures/10000201000002D4000002317A09737AE6B4E7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499cm" fo:min-width="3.42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499cm" fo:min-width="3.36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9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499cm" fo:min-width="3.36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499cm" fo:min-width="3.381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499cm" fo:min-width="3.381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28cm" svg:stroke-color="#bb0000" svg:stroke-linecap="butt" draw:fill="solid" draw:fill-color="#bb0000" draw:textarea-vertical-align="middle" draw:auto-grow-height="false" draw:fit-to-size="false" style:shrink-to-fit="false" fo:min-height="1.573cm" fo:min-width="4.363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13" style:family="graphic" style:parent-style-name="standard">
      <style:graphic-properties draw:stroke="solid" svg:stroke-width="0.081cm" svg:stroke-color="#666666" draw:marker-start-width="0.242cm" draw:marker-end="Arrow" draw:marker-end-width="0.287cm" draw:marker-end-center="false" svg:stroke-linecap="butt" draw:fill="none" draw:textarea-vertical-align="top" draw:auto-grow-height="false" fo:min-height="1.356cm" fo:min-width="0cm" fo:padding-top="0.139cm" fo:padding-bottom="0.139cm" fo:padding-left="0.264cm" fo:padding-right="0.264cm" fo:wrap-option="wrap"/>
    </style:style>
    <style:style style:name="gr14" style:family="graphic" style:parent-style-name="standard">
      <style:graphic-properties draw:stroke="solid" svg:stroke-width="0.081cm" svg:stroke-color="#666666" draw:marker-start-width="0.242cm" draw:marker-end="Arrow" draw:marker-end-width="0.287cm" draw:marker-end-center="false" svg:stroke-linecap="butt" draw:fill="none" draw:textarea-vertical-align="top" draw:auto-grow-height="false" fo:min-height="1.137cm" fo:min-width="0cm" fo:padding-top="0.139cm" fo:padding-bottom="0.139cm" fo:padding-left="0.264cm" fo:padding-right="0.264cm" fo:wrap-option="wrap"/>
    </style:style>
    <style:style style:name="gr15" style:family="graphic" style:parent-style-name="standard">
      <style:graphic-properties draw:stroke="solid" svg:stroke-width="0.081cm" svg:stroke-color="#666666" draw:marker-start-width="0.242cm" draw:marker-end="Arrow" draw:marker-end-width="0.287cm" draw:marker-end-center="false" svg:stroke-linecap="butt" draw:fill="none" draw:textarea-vertical-align="top" draw:auto-grow-height="false" fo:min-height="1.003cm" fo:min-width="0cm" fo:padding-top="0.139cm" fo:padding-bottom="0.139cm" fo:padding-left="0.264cm" fo:padding-right="0.264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28cm" svg:stroke-color="#666666" svg:stroke-linecap="butt" draw:fill="solid" draw:fill-color="#999999" draw:textarea-vertical-align="middle" draw:auto-grow-height="false" draw:fit-to-size="false" style:shrink-to-fit="false" fo:min-height="1.727cm" fo:min-width="3.68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28cm" svg:stroke-color="#666666" svg:stroke-linecap="butt" draw:fill="solid" draw:fill-color="#999999" draw:textarea-vertical-align="middle" draw:auto-grow-height="false" draw:fit-to-size="false" style:shrink-to-fit="false" fo:min-height="1.638cm" fo:min-width="3.688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28cm" svg:stroke-color="#666666" svg:stroke-linecap="butt" draw:fill="solid" draw:fill-color="#999999" draw:textarea-vertical-align="middle" draw:auto-grow-height="false" draw:fit-to-size="false" style:shrink-to-fit="false" fo:min-height="1.638cm" fo:min-width="3.688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gr22" style:family="graphic" style:parent-style-name="standard">
      <style:graphic-properties draw:stroke="solid" svg:stroke-width="0.081cm" svg:stroke-color="#666666" draw:marker-start-width="0.242cm" draw:marker-end="Arrow" draw:marker-end-width="0.287cm" draw:marker-end-center="false" svg:stroke-linecap="butt" draw:fill="none" draw:textarea-vertical-align="top" draw:auto-grow-height="false" fo:min-height="0cm" fo:min-width="2.715cm" fo:padding-top="0.139cm" fo:padding-bottom="0.139cm" fo:padding-left="0.264cm" fo:padding-right="0.264cm" fo:wrap-option="wrap"/>
    </style:style>
    <style:style style:name="gr23" style:family="graphic" style:parent-style-name="standard">
      <style:graphic-properties draw:stroke="dash" draw:stroke-dash="Dot" svg:stroke-width="0.053cm" svg:stroke-color="#666666" draw:marker-start-width="0.2cm" draw:marker-end="Arrow" draw:marker-end-width="0.245cm" draw:marker-end-center="false" svg:stroke-linecap="butt" draw:fill="none" draw:textarea-vertical-align="top" draw:auto-grow-height="false" fo:min-height="0cm" fo:min-width="2.284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81cm" svg:stroke-color="#666666" draw:marker-start-width="0.321cm" draw:marker-end="Arrow" draw:marker-end-width="0.32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dash" draw:stroke-dash="Dot" svg:stroke-width="0.053cm" svg:stroke-color="#666666" draw:marker-start-width="0.2cm" draw:marker-end="Arrow" draw:marker-end-width="0.245cm" draw:marker-end-center="false" svg:stroke-linecap="butt" draw:fill="none" draw:textarea-vertical-align="top" draw:auto-grow-height="false" fo:min-height="0cm" fo:min-width="10.576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svg:stroke-color="#cccccc" draw:fill="none" draw:textarea-horizontal-align="justify" draw:textarea-vertical-align="middle" draw:auto-grow-height="false" fo:min-height="18.038cm" fo:min-width="24.138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fo:font-style="italic" fo:font-weight="bold" style:font-style-asian="italic" style:font-weight-asian="bold" style:font-style-complex="italic" style:font-weight-complex="bold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font-style="italic" fo:font-weight="bold" style:font-style-asian="italic" style:font-weight-asian="bold" style:font-style-complex="italic" style:font-weight-complex="bold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fo:font-style="italic" style:font-style-asian="italic" style:font-style-complex="italic" fo:hyphenate="false"/>
    </style:style>
    <style:style style:name="P5" style:family="paragraph">
      <loext:graphic-properties draw:fill="solid" draw:fill-color="#bb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font-style="italic" style:font-style-asian="italic" style:font-style-complex="italic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fo:font-style="normal" style:font-style-asian="normal" style:font-style-complex="normal" fo:hyphenate="false"/>
    </style:style>
    <style:style style:name="P7" style:family="paragraph">
      <loext:graphic-properties draw:fill="solid" draw:fill-color="#bb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font-style="normal" style:font-style-asian="normal" style:font-style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fo:hyphenate="false"/>
    </style:style>
    <style:style style:name="P9" style:family="paragraph">
      <loext:graphic-properties draw:fill="solid" draw:fill-color="#bb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hyphenate="false"/>
    </style:style>
    <style:style style:name="P10" style:family="paragraph">
      <loext:graphic-properties draw:fill="none"/>
      <style:paragraph-properties fo:text-align="center"/>
      <style:text-properties fo:font-size="15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fo:font-style="italic" style:font-style-asian="italic" style:font-style-complex="italic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fo:font-style="italic" style:font-style-asian="italic" style:font-style-complex="italic" fo:hyphenate="false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hyphenate="false"/>
    </style:style>
    <style:style style:name="P14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font-size="15pt" fo:font-style="italic" style:font-style-asian="italic" style:font-style-complex="italic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fo:font-size="15pt" fo:font-style="italic" style:font-style-asian="italic" style:font-style-complex="italic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ranklin Gothic Medium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Medium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ranklin Gothic Medium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anklin Gothic Medium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Medium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75_1" draw:style-name="gr1" draw:text-style-name="P2" draw:layer="layout" svg:width="4.851cm" svg:height="1.517cm" svg:x="0.829cm" svg:y="5.341cm">
          <text:p text:style-name="P1"><text:span text:style-name="T1">FastQC</text:span><text:span text:style-name="T1"><text:line-break/></text:span><text:span text:style-name="T1">[Trimmomati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_2" draw:style-name="gr2" draw:text-style-name="P2" draw:layer="layout" svg:width="2.023cm" svg:height="0.885cm" svg:x="3.057cm" svg:y="9.144cm">
          <text:p text:style-name="P1"><text:span text:style-name="T1">S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_3" draw:style-name="gr3" draw:text-style-name="P2" draw:layer="layout" svg:width="4.77cm" svg:height="0.885cm" svg:x="0.921cm" svg:y="12.488cm">
          <text:p text:style-name="P1"><text:span text:style-name="T1">featureCou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_4" draw:style-name="gr4" draw:text-style-name="P2" draw:layer="layout" svg:width="2.417cm" svg:height="0.883cm" svg:x="2.798cm" svg:y="15.748cm">
          <text:p text:style-name="P1"><text:span text:style-name="T1">DES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_5" draw:style-name="gr5" draw:text-style-name="P2" draw:layer="layout" svg:width="4.779cm" svg:height="0.883cm" svg:x="13.046cm" svg:y="17.226cm">
          <text:p text:style-name="P1"><text:span text:style-name="T1">clusterProf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0.849cm" svg:height="0.658cm" svg:x="3.623cm" svg:y="16.714cm">
          <draw:image xlink:href="Pictures/10000201000002D4000002317A09737AE6B4E740.png" xlink:type="simple" xlink:show="embed" xlink:actuate="onLoad" loext:mime-type="image/png">
            <text:p/>
          </draw:image>
        </draw:frame>
        <draw:frame draw:style-name="gr6" draw:text-style-name="P3" draw:layer="layout" svg:width="0.849cm" svg:height="0.658cm" svg:x="15.024cm" svg:y="18.014cm">
          <draw:image xlink:href="Pictures/10000201000002D4000002317A09737AE6B4E740.png" xlink:type="simple" xlink:show="embed" xlink:actuate="onLoad" loext:mime-type="image/png">
            <text:p/>
          </draw:image>
        </draw:frame>
        <draw:frame draw:style-name="gr6" draw:text-style-name="P3" draw:layer="layout" svg:width="0.901cm" svg:height="0.901cm" svg:x="3.617cm" svg:y="13.373cm">
          <draw:image xlink:href="Pictures/10000201000002000000020059B067B87C52C7A4.png" xlink:type="simple" xlink:show="embed" xlink:actuate="onLoad" loext:mime-type="image/png">
            <text:p/>
          </draw:image>
        </draw:frame>
        <draw:frame draw:style-name="gr6" draw:text-style-name="P3" draw:layer="layout" svg:width="0.901cm" svg:height="0.901cm" svg:x="3.756cm" svg:y="10.021cm">
          <draw:image xlink:href="Pictures/10000201000002000000020059B067B87C52C7A4.png" xlink:type="simple" xlink:show="embed" xlink:actuate="onLoad" loext:mime-type="image/png">
            <text:p/>
          </draw:image>
        </draw:frame>
        <draw:frame draw:style-name="gr6" draw:text-style-name="P3" draw:layer="layout" svg:width="0.901cm" svg:height="0.901cm" svg:x="3.655cm" svg:y="6.858cm">
          <draw:image xlink:href="Pictures/10000201000002000000020059B067B87C52C7A4.png" xlink:type="simple" xlink:show="embed" xlink:actuate="onLoad" loext:mime-type="image/png">
            <text:p/>
          </draw:image>
        </draw:frame>
        <draw:g>
          <draw:g>
            <draw:custom-shape draw:name="Rounded Rectangle 5" draw:style-name="gr7" draw:text-style-name="P5" draw:layer="layout" svg:width="4.117cm" svg:height="1.937cm" svg:x="5.533cm" svg:y="1.365cm">
              <text:p text:style-name="P4"><text:span text:style-name="T2">Sequenc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8" draw:text-style-name="P7" draw:layer="layout" svg:width="4.057cm" svg:height="1.937cm" svg:x="5.594cm" svg:y="5.062cm">
              <text:p text:style-name="P6"><text:span text:style-name="T3">QC </text:span></text:p>
              <text:p text:style-name="P6"><text:span text:style-name="T3">[+trimm</text:span><text:span text:style-name="T3">ing]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9" draw:text-style-name="P7" draw:layer="layout" svg:width="4.057cm" svg:height="1.937cm" svg:x="5.594cm" svg:y="8.635cm">
              <text:p text:style-name="P6"><text:span text:style-name="T3">Alignmen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9" draw:style-name="gr10" draw:text-style-name="P7" draw:layer="layout" svg:width="4.069cm" svg:height="1.937cm" svg:x="5.581cm" svg:y="11.989cm">
              <text:p text:style-name="P6"><text:span text:style-name="T3">Assign</text:span><text:span text:style-name="T3"><text:line-break/></text:span><text:span text:style-name="T3">”features</text:span><text:span text:style-name="T3">”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10" draw:style-name="gr11" draw:text-style-name="P7" draw:layer="layout" svg:width="4.069cm" svg:height="1.937cm" svg:x="5.581cm" svg:y="15.21cm">
              <text:p text:style-name="P6"><text:span text:style-name="T3">Differential</text:span><text:span text:style-name="T3"><text:line-break/></text:span><text:span text:style-name="T3">expression analysi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11" draw:style-name="gr12" draw:text-style-name="P9" draw:layer="layout" svg:width="5.059cm" svg:height="2.019cm" svg:x="12.896cm" svg:y="15.099cm">
              <text:p text:style-name="P8"><text:span text:style-name="T3">Gene set/</text:span><text:span text:style-name="T3"><text:line-break/></text:span><text:span text:style-name="T3">Pathway</text:span></text:p>
              <text:p text:style-name="P8"><text:span text:style-name="T3">analysi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21" draw:style-name="gr13" draw:text-style-name="P10" draw:layer="layout" svg:width="0.001cm" svg:height="1.634cm" svg:x="7.623cm" svg:y="7.0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7" draw:style-name="gr14" draw:text-style-name="P10" draw:layer="layout" svg:width="0.005cm" svg:height="1.415cm" svg:x="7.614cm" svg:y="10.574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39" draw:style-name="gr15" draw:text-style-name="P10" draw:layer="layout" svg:width="0.001cm" svg:height="1.281cm" svg:x="7.616cm" svg:y="13.92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Box 75" draw:style-name="gr16" draw:text-style-name="P12" draw:layer="layout" svg:width="1.832cm" svg:height="0.885cm" svg:x="7.698cm" svg:y="7.297cm">
              <text:p text:style-name="P11"><text:span text:style-name="T4">fastq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6" draw:style-name="gr17" draw:text-style-name="P12" draw:layer="layout" svg:width="2.124cm" svg:height="0.885cm" svg:x="14.008cm" svg:y="12.069cm">
              <text:p text:style-name="P11"><text:span text:style-name="T4">gtf/gf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0" draw:style-name="gr18" draw:text-style-name="P12" draw:layer="layout" svg:width="1.824cm" svg:height="0.885cm" svg:x="14.262cm" svg:y="8.744cm">
              <text:p text:style-name="P11"><text:span text:style-name="T4">fas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nip Single Corner Rectangle 107" draw:style-name="gr19" draw:text-style-name="P13" draw:layer="layout" svg:width="4.359cm" svg:height="2.155cm" svg:x="20.74cm" svg:y="8.53cm">
              <text:p text:style-name="P8"><text:span text:style-name="T3">Reference</text:span></text:p>
              <text:p text:style-name="P8"><text:span text:style-name="T3">Sequence</text:span></text:p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Snip Single Corner Rectangle 108" draw:style-name="gr20" draw:text-style-name="P13" draw:layer="layout" svg:width="4.359cm" svg:height="2.058cm" svg:x="20.74cm" svg:y="11.929cm">
              <text:p text:style-name="P8"><text:span text:style-name="T3">Reference</text:span></text:p>
              <text:p text:style-name="P8"><text:span text:style-name="T3">Annotation</text:span></text:p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Snip Single Corner Rectangle 115" draw:style-name="gr21" draw:text-style-name="P13" draw:layer="layout" svg:width="4.359cm" svg:height="2.058cm" svg:x="20.74cm" svg:y="15.09cm">
              <text:p text:style-name="P8"><text:span text:style-name="T3">Functional</text:span></text:p>
              <text:p text:style-name="P8"><text:span text:style-name="T3">Reference</text:span></text:p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Straight Arrow Connector 117" draw:style-name="gr22" draw:text-style-name="P10" draw:layer="layout" svg:width="3.243cm" svg:height="0.001cm" svg:x="9.651cm" svg:y="16.10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19" draw:style-name="gr23" draw:text-style-name="P10" draw:layer="layout" svg:width="2.784cm" svg:height="0.001cm" svg:x="17.955cm" svg:y="16.11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TextBox 137" draw:style-name="gr24" draw:text-style-name="P12" draw:layer="layout" svg:width="2.975cm" svg:height="0.885cm" svg:x="7.66cm" svg:y="10.798cm">
              <text:p text:style-name="P11"><text:span text:style-name="T4">bam/sa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8" draw:style-name="gr25" draw:text-style-name="P12" draw:layer="layout" svg:width="3.89cm" svg:height="0.885cm" svg:x="7.617cm" svg:y="14.064cm">
              <text:p text:style-name="P11"><text:span text:style-name="T4">count matri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1" draw:style-name="gr26" draw:text-style-name="P15" draw:layer="layout" svg:width="2.675cm" svg:height="2.436cm" svg:x="18.12cm" svg:y="15.199cm">
              <text:p text:style-name="P14"><text:span text:style-name="T4">GOdb</text:span></text:p>
              <text:p text:style-name="P14"><text:span text:style-name="T4">KEGGdb</text:span></text:p>
              <text:p text:style-name="P14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2" draw:style-name="gr27" draw:text-style-name="P15" draw:layer="layout" svg:width="2.285cm" svg:height="1.709cm" svg:x="10.162cm" svg:y="15.21cm">
              <text:p text:style-name="P14"><text:span text:style-name="T4">DE</text:span></text:p>
              <text:p text:style-name="P14"><text:span text:style-name="T4">result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58" draw:style-name="gr28" draw:text-style-name="P16" draw:layer="layout" svg:width="3.17cm" svg:height="1.519cm" svg:x="21.223cm" svg:y="6.639cm">
              <text:p text:style-name="P8"><text:span text:style-name="T5">Reference</text:span></text:p>
              <text:p text:style-name="P8"><text:span text:style-name="T5">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89_0" draw:style-name="gr29" draw:text-style-name="P10" draw:layer="layout" svg:width="11.076cm" svg:height="0.051cm" svg:x="9.664cm" svg:y="12.95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21_0" draw:style-name="gr13" draw:text-style-name="P10" draw:layer="layout" svg:width="0.001cm" svg:height="1.634cm" svg:x="7.624cm" svg:y="3.38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Box 75_0" draw:style-name="gr30" draw:text-style-name="P12" draw:layer="layout" svg:width="1.832cm" svg:height="0.885cm" svg:x="7.698cm" svg:y="3.597cm">
              <text:p text:style-name="P11"><text:span text:style-name="T4">fastq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89_1" draw:style-name="gr29" draw:text-style-name="P10" draw:layer="layout" svg:width="11.076cm" svg:height="0.051cm" svg:x="9.677cm" svg:y="9.62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custom-shape draw:style-name="gr31" draw:text-style-name="P17" draw:layer="layout" svg:width="24.638cm" svg:height="18.288cm" svg:x="0.762cm" svg:y="0.50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1:44:54.750690659</meta:creation-date>
    <dc:title>jelmer_base</dc:title>
    <meta:editing-duration>PT28M45S</meta:editing-duration>
    <meta:editing-cycles>4</meta:editing-cycles>
    <meta:generator>LibreOffice/6.4.6.2$Linux_X86_64 LibreOffice_project/40$Build-2</meta:generator>
    <meta:initial-creator>Jelmer Poelstra</meta:initial-creator>
    <dc:date>2021-01-07T12:23:24.633661239</dc:date>
    <dc:creator>Jelmer Poelstra</dc:creator>
    <meta:document-statistic meta:object-count="62"/>
  </office:meta>
</office:document-meta>
</file>